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the versioned ML model storage (Nginx, Python, Cherrypy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9-11T19:13:14Z</meta:creation-date>
    <dc:date>2025-09-11T19:13:14Z</dc:date>
    <meta:user-defined meta:name="pagetitle" meta:value-type="string">Nick Mazurkin – resume</meta:user-defined>
  </office:meta>
</office:document-meta>
</file>